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6591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-71.1002">
            <text:p>-71.1002</text:p>
          </table:table-cell>
          <table:table-cell/>
        </table:table-row>
        <table:table-row table:style-name="ro1">
          <table:table-cell office:value-type="float" office:value="74.3">
            <text:p>74.3</text:p>
          </table:table-cell>
          <table:table-cell/>
        </table:table-row>
        <table:table-row table:style-name="ro1">
          <table:table-cell office:value-type="float" office:value="98.5">
            <text:p>98.5</text:p>
          </table:table-cell>
          <table:table-cell/>
        </table:table-row>
        <table:table-row table:style-name="ro1">
          <table:table-cell office:value-type="float" office:value="97.9">
            <text:p>97.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7.8">
            <text:p>87.8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78.5">
            <text:p>78.5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8.5">
            <text:p>78.5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68.6">
            <text:p>68.6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4">
            <text:p>88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5">
            <text:p>78.5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5">
            <text:p>98.5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3">
            <text:p>7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8.6">
            <text:p>88.6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79.3">
            <text:p>7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69.2">
            <text:p>6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5">
            <text:p>98.5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3">
            <text:p>7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88.8">
            <text:p>88.8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3">
            <text:p>79.3</text:p>
          </table:table-cell>
          <table:table-cell/>
        </table:table-row>
        <table:table-row table:style-name="ro1">
          <table:table-cell office:value-type="float" office:value="79.1">
            <text:p>7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8.9">
            <text:p>78.9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8.9">
            <text:p>98.9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78.7">
            <text:p>7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">
            <text:p>89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>
            <draw:frame table:end-cell-address="Sheet1.P991" table:end-x="0.2941in" table:end-y="0.0839in" draw:z-index="0" draw:style-name="gr1" svg:width="12.7008in" svg:height="4.6488in" svg:x="0.0398in" svg:y="0.0398in">
              <draw:object draw:notify-on-update-of-ranges="Sheet1.A1:Sheet1.A100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8.7">
            <text:p>98.7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4">
            <text:p>89.4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79.3">
            <text:p>7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89.2">
            <text:p>89.2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1">
            <text:p>99.1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  <table:table-row table:style-name="ro1">
          <table:table-cell office:value-type="float" office:value="99.3">
            <text:p>99.3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3-14">03/14/2011</text:date>, <text:time>23:01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3-14T23:01:23</dc:date>
    <dc:creator>Atul </dc:creator>
    <meta:document-statistic meta:table-count="1" meta:cell-count="1000" meta:object-count="1"/>
    <meta:generator>OpenOffice.org/3.2$Linux OpenOffice.org_project/320m19$Build-9505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32.261cm" svg:height="11.809cm" xlink:href=".." chart:class="chart:scatter" chart:style-name="ch1">
        <chart:title svg:x="12.492cm" svg:y="0.237cm" chart:style-name="ch2">
          <text:p>Cumulative Rewards for Mines world</text:p>
        </chart:title>
        <chart:legend chart:legend-position="end" svg:x="29.722cm" svg:y="5.622cm" chart:style-name="ch3"/>
        <chart:plot-area chart:style-name="ch4" table:cell-range-address="Sheet1.A1:Sheet1.A1000" svg:x="1.089cm" svg:y="0.976cm" svg:width="27.989cm" svg:height="10.326cm">
          <chart:axis chart:dimension="x" chart:name="primary-x" chart:style-name="ch5">
            <chart:title svg:x="14.178cm" svg:y="10.966cm" chart:style-name="ch6">
              <text:p>Episode number</text:p>
            </chart:title>
          </chart:axis>
          <chart:axis chart:dimension="y" chart:name="primary-y" chart:style-name="ch5">
            <chart:title svg:x="0.646cm" svg:y="7.282cm" chart:style-name="ch7">
              <text:p>Cumulative Reward</text:p>
            </chart:title>
            <chart:grid chart:style-name="ch8" chart:class="major"/>
          </chart:axis>
          <chart:series chart:style-name="ch9" chart:values-cell-range-address="Sheet1.A1:Sheet1.A1000" chart:class="chart:scatter">
            <chart:data-point chart:repeated="100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1.1002">
                <text:p text:id="Sheet1.A1:Sheet1.A1000">-71.100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4.3">
                <text:p>74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7.9">
                <text:p>97.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7.8">
                <text:p>87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68.6">
                <text:p>68.6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88.4">
                <text:p>88.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78.5">
                <text:p>78.5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88.6">
                <text:p>88.6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69.2">
                <text:p>69.2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98.5">
                <text:p>98.5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88.8">
                <text:p>88.8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79.1">
                <text:p>79.1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78.9">
                <text:p>78.9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98.9">
                <text:p>98.9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78.7">
                <text:p>78.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89">
                <text:p>89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98.7">
                <text:p>98.7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89.4">
                <text:p>89.4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79.3">
                <text:p>79.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89.2">
                <text:p>89.2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99.1">
                <text:p>99.1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99.3">
                <text:p>99.3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99.3">
                <text:p>99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